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133" calcext:value-type="float">
            <text:p>13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326" calcext:value-type="float">
            <text:p>232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16666666666667" calcext:value-type="percentage">
            <text:p>11.67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6:08:27.984987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30T12:05:48.314374172</dc:date>
    <meta:editing-duration>P8DT2H32M44S</meta:editing-duration>
    <meta:editing-cycles>78</meta:editing-cycles>
    <meta:generator>LibreOffice/6.0.7.3$Linux_X86_64 LibreOffice_project/00m0$Build-3</meta:generator>
    <meta:document-statistic meta:table-count="2" meta:cell-count="630" meta:object-count="0"/>
  </office:meta>
</office:document-meta>
</file>